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7790" officeooo:paragraph-rsid="00157790"/>
    </style:style>
    <style:style style:name="P2" style:family="paragraph" style:parent-style-name="Text_20_body">
      <style:text-properties officeooo:rsid="00189f06" officeooo:paragraph-rsid="00189f06"/>
    </style:style>
    <style:style style:name="P3" style:family="paragraph" style:parent-style-name="Text_20_body">
      <style:text-properties officeooo:rsid="001bda38" officeooo:paragraph-rsid="001bda38"/>
    </style:style>
    <style:style style:name="P4" style:family="paragraph" style:parent-style-name="code">
      <style:text-properties style:font-name="Courier 10 Pitch1" officeooo:rsid="001bda38" officeooo:paragraph-rsid="001bda38"/>
    </style:style>
    <style:style style:name="P5" style:family="paragraph" style:parent-style-name="code">
      <style:text-properties officeooo:rsid="001bda38" officeooo:paragraph-rsid="001bda38"/>
    </style:style>
    <style:style style:name="P6" style:family="paragraph" style:parent-style-name="Heading_20_1">
      <style:text-properties officeooo:rsid="001bda38" officeooo:paragraph-rsid="001bda38"/>
    </style:style>
    <style:style style:name="P7" style:family="paragraph" style:parent-style-name="Heading_20_2">
      <style:text-properties officeooo:rsid="00157790" officeooo:paragraph-rsid="00157790"/>
    </style:style>
    <style:style style:name="P8" style:family="paragraph" style:parent-style-name="Text_20_body" style:list-style-name="L1">
      <style:text-properties officeooo:paragraph-rsid="001cf9fd"/>
    </style:style>
    <style:style style:name="P9" style:family="paragraph" style:parent-style-name="Text_20_body" style:list-style-name="L1">
      <style:text-properties officeooo:rsid="001bda38" officeooo:paragraph-rsid="001bda38"/>
    </style:style>
    <style:style style:name="T1" style:family="text">
      <style:text-properties officeooo:rsid="001bda38"/>
    </style:style>
    <style:style style:name="T2" style:family="text">
      <style:text-properties fo:font-weight="bold" officeooo:rsid="001bda3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Destructoring</text:h>
      <text:list xml:id="list6249344300236845623" text:style-name="L1">
        <text:list-item>
          <text:p text:style-name="P9">Only one argument per function/method</text:p>
        </text:list-item>
        <text:list-item>
          <text:p text:style-name="P9">No index-Operator []</text:p>
        </text:list-item>
        <text:list-item>
          <text:p text:style-name="P8"><text:span text:style-name="T1">No dot-Operator for value-access</text:span></text:p>
        </text:list-item>
        <text:list-item>
          <text:p text:style-name="P8"><text:span text:style-name="T1">Use </text:span><text:span text:style-name="T2">destructoring</text:span><text:span text:style-name="T1"> instead</text:span></text:p>
        </text:list-item>
      </text:list>
      <text:h text:style-name="P7" text:outline-level="2">Example <text:span text:style-name="T1">1</text:span></text:h>
      <text:p text:style-name="P1">Instead of</text:p>
      <text:p text:style-name="P5">function formatProduct(name, price, currency) { <text:s/></text:p>
      <text:p text:style-name="P5"><text:s text:c="2"/>currency = currency || '$';</text:p>
      <text:p text:style-name="P5"><text:s text:c="2"/>return name + ': ' + currency + price; <text:s/></text:p>
      <text:p text:style-name="P5">}</text:p>
      <text:p text:style-name="P5">console.log(formatProduct('Tv', 35));</text:p>
      <text:p text:style-name="P2"><text:line-break/>do this:</text:p>
      <text:p text:style-name="P4">function formatProduct({name, price, currency = '$'}) { <text:s text:c="2"/></text:p>
      <text:p text:style-name="P4"><text:s text:c="2"/>return name + ': ' + currency + price; </text:p>
      <text:p text:style-name="P4">}</text:p>
      <text:p text:style-name="P4">formatProduct({name: 'Tv', price: 35});</text:p>
      <text:h text:style-name="Heading_20_2" text:outline-level="2">Example 2</text:h>
      <text:p text:style-name="P3">Instead of</text:p>
      <text:p text:style-name="code">colors = ['blue', 'green'];</text:p>
      <text:p text:style-name="code">let a = colors[0];</text:p>
      <text:p text:style-name="code">let b = colors[1];</text:p>
      <text:p text:style-name="Text_20_body">do this:</text:p>
      <text:p text:style-name="code">colors = ['blue', 'green'];</text:p>
      <text:p text:style-name="code">let [a, b] = color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master-page-name="">
      <style:paragraph-properties fo:margin-left="0.3in" fo:margin-right="0in" fo:margin-top="0.0598in" fo:margin-bottom="0in" style:contextual-spacing="false" fo:text-indent="0in" style:auto-text-indent="false" style:page-number="auto" fo:background-color="#dddddd" fo:padding="0.1201in" fo:border="0.06pt solid #000000" style:shadow="none">
        <style:tab-stops/>
        <style:background-image/>
      </style:paragraph-properties>
      <style:text-properties style:font-name="Courier 10 Pitch" fo:font-family="'Courier 10 Pitch'" style:font-style-name="Regular" style:font-pitch="fixed" officeooo:rsid="0017c44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_5f_keyword" style:display-name="code_keyword" style:family="text">
      <style:text-properties fo:color="#6666ff" style:font-name="Courier 10 Pitch" fo:font-family="'Courier 10 Pitch'" style:font-style-name="Regular" style:font-pitch="fixed" officeooo:rsid="00157790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Emrich</meta:initial-creator>
    <meta:creation-date>2015-01-13T12:06:54.098068205</meta:creation-date>
    <dc:date>2015-04-20T15:38:19.437522147</dc:date>
    <dc:creator>Marco Emrich</dc:creator>
    <meta:editing-duration>PT2H29M32S</meta:editing-duration>
    <meta:editing-cycles>24</meta:editing-cycles>
    <meta:generator>LibreOffice/4.2.7.2$Linux_X86_64 LibreOffice_project/420m0$Build-2</meta:generator>
    <meta:printed-by>Marco Emrich</meta:printed-by>
    <meta:print-date>2015-04-20T13:53:25.106427954</meta:print-date>
    <meta:document-statistic meta:table-count="0" meta:image-count="0" meta:object-count="0" meta:page-count="1" meta:paragraph-count="25" meta:word-count="96" meta:character-count="593" meta:non-whitespace-character-count="511"/>
  </office:meta>
</office:document-meta>
</file>